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7B500000974B8E3E300.svm" manifest:media-type=""/>
  <manifest:file-entry manifest:full-path="Pictures/2000000100000113000001311ECC68A8.svm" manifest:media-type=""/>
  <manifest:file-entry manifest:full-path="Pictures/200000010000013100000131140D6606.svm" manifest:media-type=""/>
  <manifest:file-entry manifest:full-path="Pictures/200000010000013E00000131AF11CB39.svm" manifest:media-type=""/>
  <manifest:file-entry manifest:full-path="Pictures/20000001000001B000000129C1E76D42.svm" manifest:media-type=""/>
  <manifest:file-entry manifest:full-path="Pictures/20000001000001790000012D3928A6AB.svm" manifest:media-type=""/>
  <manifest:file-entry manifest:full-path="Pictures/20000001000002690000013145689BC3.svm" manifest:media-type=""/>
  <manifest:file-entry manifest:full-path="Pictures/20000002000001F90000012716FCB36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4§latex§\begin{align*}&#10;V_i&amp;=V_s-V_o\\&#10;&amp;=V_s-V_f\\&#10;V_f&amp;=V_o\\&#10;&amp;=\beta V_o\\&#10;\beta&amp;=1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85cm" svg:height="3.714cm" svg:x="2.853cm" svg:y="1.02cm">
          <draw:image xlink:href="Pictures/20000002000001F90000012716FCB366.eps" xlink:type="simple" xlink:show="embed" xlink:actuate="onLoad">
            <text:p/>
          </draw:image>
        </draw:frame>
        <draw:frame draw:style-name="gr2" draw:text-style-name="P1" draw:layer="layout" svg:width="0.862cm" svg:height="0.426cm" svg:x="8.915cm" svg:y="0.35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26cm" svg:height="0.42cm" svg:x="9.574cm" svg:y="1.378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603cm" svg:height="0.414cm" svg:x="8.533cm" svg:y="3.099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4cm" svg:height="0.426cm" svg:x="9.804cm" svg:y="2.698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426cm" svg:height="0.426cm" svg:x="6.866cm" svg:y="3.076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426cm" svg:height="0.426cm" svg:x="2.33cm" svg:y="3.794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603cm" svg:height="0.414cm" svg:x="4.962cm" svg:y="3.875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4cm" svg:height="0.426cm" svg:x="4.077cm" svg:y="3.851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526cm" svg:height="0.42cm" svg:x="4.982cm" svg:y="1.321cm">
          <draw:image xlink:href="Pictures/20000001000001790000012D3928A6AB.svm" xlink:type="simple" xlink:show="embed" xlink:actuate="onLoad">
            <text:p/>
          </draw:image>
        </draw:frame>
        <draw:frame draw:style-name="gr7" draw:text-style-name="P1" draw:layer="layout" svg:width="0.384cm" svg:height="0.426cm" svg:x="3.919cm" svg:y="2.869cm">
          <draw:image xlink:href="Pictures/2000000100000113000001311ECC68A8.svm" xlink:type="simple" xlink:show="embed" xlink:actuate="onLoad">
            <text:p/>
          </draw:image>
        </draw:frame>
        <draw:frame draw:style-name="gr8" draw:layer="layout" svg:width="0.748cm" svg:height="0.729cm" svg:x="3.686cm" svg:y="2.249cm">
          <draw:text-box>
            <text:p>+</text:p>
          </draw:text-box>
        </draw:frame>
        <draw:frame draw:style-name="gr8" draw:layer="layout" svg:width="0.748cm" svg:height="0.729cm" svg:x="3.932cm" svg:y="3.252cm">
          <draw:text-box>
            <text:p>+</text:p>
          </draw:text-box>
        </draw:frame>
        <draw:frame draw:style-name="gr8" draw:layer="layout" svg:width="0.642cm" svg:height="0.729cm" svg:x="3.988cm" svg:y="4.084cm">
          <draw:text-box>
            <text:p>-</text:p>
          </draw:text-box>
        </draw:frame>
        <draw:frame draw:style-name="gr8" draw:layer="layout" svg:width="0.642cm" svg:height="0.729cm" svg:x="4.272cm" svg:y="2.838cm">
          <draw:text-box>
            <text:p>-</text:p>
          </draw:text-box>
        </draw:frame>
        <draw:frame draw:style-name="gr8" draw:text-style-name="P2" draw:layer="layout" svg:width="0.869cm" svg:height="0.916cm" svg:x="10.847cm" svg:y="3.72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132cm" svg:height="0.916cm" svg:x="0.699cm" svg:y="3.72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2.123cm" svg:height="2.439cm" svg:x="0.296cm" svg:y="0.339cm">
          <draw:image xlink:href="Pictures/20000001000007B500000974B8E3E30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1:15:39</meta:creation-date>
    <meta:editing-duration>PT11M2S</meta:editing-duration>
    <meta:editing-cycles>4</meta:editing-cycles>
    <meta:generator>LibreOffice/4.2.8.2$Linux_x86 LibreOffice_project/420m0$Build-2</meta:generator>
    <dc:title>kkkFigures</dc:title>
    <meta:initial-creator>kkk </meta:initial-creator>
    <dc:date>2017-03-28T18:51:08.988646316</dc:date>
    <meta:document-statistic meta:object-count="18"/>
    <meta:template xlink:type="simple" xlink:actuate="onRequest" xlink:title="kkkFigures" xlink:href="../../../../.libreoffice/3/user/template/kkkFigures.otg" meta:date="2013-11-18T11:15:37"/>
  </office:meta>
</office:document-meta>
</file>